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9500000254C2C2D8E8E642391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6.53cm" svg:y="4.163cm" svg:width="3.942cm" svg:height="15.769cm" draw:z-index="0"><draw:image xlink:href="Pictures/100000000000009500000254C2C2D8E8E642391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5T08:26:09.328000000</meta:creation-date>
    <dc:date>2024-05-15T08:26:51.002000000</dc:date>
    <meta:editing-duration>PT4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6.3.2$Windows_X86_64 LibreOffice_project/29d686fea9f6705b262d369fede658f824154cc0</meta:generator>
  </office:meta>
</office:document-meta>
</file>